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</office:automatic-styles>
  <office:body>
    <office:text>
      <text:h text:style-name="Heading_20_1" text:outline-level="1">Pandoc Guard</text:h>
      <text:p text:style-name="First_20_paragraph">Pandoc project set up with <text:a xlink:type="simple" xlink:href="https://github.com/guard/guard" office:name=""><text:span text:style-name="Definition"><text:span text:style-name="Teletype">guard</text:span></text:span></text:a>.</text:p>
      <text:p text:style-name="Text_20_body">It will automatically output files on save using <text:a xlink:type="simple" xlink:href="https://github.com/guard/guard-shell" office:name=""><text:span text:style-name="Definition"><text:span text:style-name="Teletype">guard-shell</text:span></text:span></text:a> and then reload the browser with <text:a xlink:type="simple" xlink:href="https://github.com/guard/guard-livereload" office:name=""><text:span text:style-name="Definition"><text:span text:style-name="Teletype">guard-livereload</text:span></text:span></text:a>.</text:p>
      <text:p text:style-name="Text_20_body">Default output setting is HTML and ODT.</text:p>
      <text:p text:style-name="Text_20_body">HTML output uses Twitter Bootstrap for styling, along with some tweaks.</text:p>
      <text:h text:style-name="Heading_20_1" text:outline-level="1">A note on livereload</text:h>
      <text:p text:style-name="First_20_paragraph">I use node.js to serve up my outputted HTML, as Firefox's LiveReload plugin has issues with the <text:span text:style-name="Teletype">file://</text:span> protocol.</text:p>
      <text:list text:style-name="L1">
        <text:list-item>
          <text:p text:style-name="P1">Run <text:span text:style-name="Teletype">node static_server.js</text:span></text:p>
        </text:list-item>
        <text:list-item>
          <text:p text:style-name="P1">Navigate to <text:span text:style-name="Teletype">localhost:10000</text:span></text:p>
        </text:list-item>
        <text:list-item>
          <text:p text:style-name="P1">Run <text:span text:style-name="Teletype">guard</text:span> from the project root</text:p>
        </text:list-item>
        <text:list-item>
          <text:p text:style-name="P1">Activate the plugin from your browser</text:p>
        </text:list-item>
        <text:list-item>
          <text:p text:style-name="P1">Check that your terminal says 'Browser connected'</text:p>
        </text:list-item>
        <text:list-item>
          <text:p text:style-name="P1">Iterate over your document!</text:p>
        </text:list-item>
      </text:list>
      <text:h text:style-name="Heading_20_1" text:outline-level="1">src folder</text:h>
      <text:p text:style-name="First_20_paragraph">Any file structure you use within <text:span text:style-name="Teletype">src</text:span> will be reflected in the <text:span text:style-name="Teletype">output</text:span> directo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